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king_slot_locatio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04" calcext:value-type="float">
            <text:p>-2.04</text:p>
          </table:table-cell>
          <table:table-cell office:value-type="float" office:value="-1.2228" calcext:value-type="float">
            <text:p>-1.2228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-2.44" calcext:value-type="float">
            <text:p>-2.44</text:p>
          </table:table-cell>
          <table:table-cell office:value-type="float" office:value="-6.1502" calcext:value-type="float">
            <text:p>-6.1502</text:p>
          </table:table-cell>
          <table:table-cell office:value-type="float" office:value="1.557" calcext:value-type="float">
            <text:p>1.557</text:p>
          </table:table-cell>
          <table:table-cell table:formula="of:=[.E1]+1.5*COS([.G1])" office:value-type="float" office:value="-2.4193061662949" calcext:value-type="float">
            <text:p>-2.4193061662949</text:p>
          </table:table-cell>
          <table:table-cell table:formula="of:=[.F1]+1.5*SIN([.G1])" office:value-type="float" office:value="-4.65034275171049" calcext:value-type="float">
            <text:p>-4.65034275171049</text:p>
          </table:table-cell>
          <table:table-cell table:formula="of:=[.G1]" office:value-type="float" office:value="1.557" calcext:value-type="float">
            <text:p>1.557</text:p>
          </table:table-cell>
          <table:table-cell table:formula="of:=[.H1]+6*COS([.J1])-(-6)*SIN([.J1])" office:value-type="float" office:value="3.66289816168353" calcext:value-type="float">
            <text:p>3.66289816168353</text:p>
          </table:table-cell>
          <table:table-cell table:formula="of:=[.I1]+6*SIN([.J1])+(-6)*COS([.J1])" office:value-type="float" office:value="1.26631090662717" calcext:value-type="float">
            <text:p>1.26631090662717</text:p>
          </table:table-cell>
          <table:table-cell table:formula="of:=[.J1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9999999999997" calcext:value-type="float">
            <text:p>0.409999999999997</text:p>
          </table:table-cell>
          <table:table-cell office:value-type="float" office:value="-1.2486" calcext:value-type="float">
            <text:p>-1.2486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0.00999999999999801" calcext:value-type="float">
            <text:p>0.009999999999998</text:p>
          </table:table-cell>
          <table:table-cell office:value-type="float" office:value="-6.176" calcext:value-type="float">
            <text:p>-6.176</text:p>
          </table:table-cell>
          <table:table-cell office:value-type="float" office:value="1.557" calcext:value-type="float">
            <text:p>1.557</text:p>
          </table:table-cell>
          <table:table-cell table:formula="of:=[.E2]+1.5*COS([.G2])" office:value-type="float" office:value="0.0306938337050951" calcext:value-type="float">
            <text:p>0.030693833705095</text:p>
          </table:table-cell>
          <table:table-cell table:formula="of:=[.F2]+1.5*SIN([.G2])" office:value-type="float" office:value="-4.67614275171049" calcext:value-type="float">
            <text:p>-4.67614275171049</text:p>
          </table:table-cell>
          <table:table-cell table:formula="of:=[.G2]" office:value-type="float" office:value="1.557" calcext:value-type="float">
            <text:p>1.557</text:p>
          </table:table-cell>
          <table:table-cell table:formula="of:=[.H2]+6*COS([.J2])-(-6)*SIN([.J2])" office:value-type="float" office:value="6.11289816168353" calcext:value-type="float">
            <text:p>6.11289816168353</text:p>
          </table:table-cell>
          <table:table-cell table:formula="of:=[.I2]+6*SIN([.J2])+(-6)*COS([.J2])" office:value-type="float" office:value="1.24051090662717" calcext:value-type="float">
            <text:p>1.24051090662717</text:p>
          </table:table-cell>
          <table:table-cell table:formula="of:=[.J2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" calcext:value-type="float">
            <text:p>2.69</text:p>
          </table:table-cell>
          <table:table-cell office:value-type="float" office:value="-1.2726" calcext:value-type="float">
            <text:p>-1.2726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2.29" calcext:value-type="float">
            <text:p>2.29</text:p>
          </table:table-cell>
          <table:table-cell office:value-type="float" office:value="-6.2" calcext:value-type="float">
            <text:p>-6.2</text:p>
          </table:table-cell>
          <table:table-cell office:value-type="float" office:value="1.557" calcext:value-type="float">
            <text:p>1.557</text:p>
          </table:table-cell>
          <table:table-cell table:formula="of:=[.E3]+1.5*COS([.G3])" office:value-type="float" office:value="2.3106938337051" calcext:value-type="float">
            <text:p>2.3106938337051</text:p>
          </table:table-cell>
          <table:table-cell table:formula="of:=[.F3]+1.5*SIN([.G3])" office:value-type="float" office:value="-4.70014275171049" calcext:value-type="float">
            <text:p>-4.70014275171049</text:p>
          </table:table-cell>
          <table:table-cell table:formula="of:=[.G3]" office:value-type="float" office:value="1.557" calcext:value-type="float">
            <text:p>1.557</text:p>
          </table:table-cell>
          <table:table-cell table:formula="of:=[.H3]+6*COS([.J3])-(-6)*SIN([.J3])" office:value-type="float" office:value="8.39289816168353" calcext:value-type="float">
            <text:p>8.39289816168353</text:p>
          </table:table-cell>
          <table:table-cell table:formula="of:=[.I3]+6*SIN([.J3])+(-6)*COS([.J3])" office:value-type="float" office:value="1.21651090662717" calcext:value-type="float">
            <text:p>1.21651090662717</text:p>
          </table:table-cell>
          <table:table-cell table:formula="of:=[.J3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.2969" calcext:value-type="float">
            <text:p>-1.2969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4.6" calcext:value-type="float">
            <text:p>4.6</text:p>
          </table:table-cell>
          <table:table-cell office:value-type="float" office:value="-6.2243" calcext:value-type="float">
            <text:p>-6.2243</text:p>
          </table:table-cell>
          <table:table-cell office:value-type="float" office:value="1.557" calcext:value-type="float">
            <text:p>1.557</text:p>
          </table:table-cell>
          <table:table-cell table:formula="of:=[.E4]+1.5*COS([.G4])" office:value-type="float" office:value="4.6206938337051" calcext:value-type="float">
            <text:p>4.6206938337051</text:p>
          </table:table-cell>
          <table:table-cell table:formula="of:=[.F4]+1.5*SIN([.G4])" office:value-type="float" office:value="-4.72444275171049" calcext:value-type="float">
            <text:p>-4.72444275171049</text:p>
          </table:table-cell>
          <table:table-cell table:formula="of:=[.G4]" office:value-type="float" office:value="1.557" calcext:value-type="float">
            <text:p>1.557</text:p>
          </table:table-cell>
          <table:table-cell table:formula="of:=[.H4]+6*COS([.J4])-(-6)*SIN([.J4])" office:value-type="float" office:value="10.7028981616835" calcext:value-type="float">
            <text:p>10.7028981616835</text:p>
          </table:table-cell>
          <table:table-cell table:formula="of:=[.I4]+6*SIN([.J4])+(-6)*COS([.J4])" office:value-type="float" office:value="1.19221090662717" calcext:value-type="float">
            <text:p>1.19221090662717</text:p>
          </table:table-cell>
          <table:table-cell table:formula="of:=[.J4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.25</text:p>
          </table:table-cell>
          <table:table-cell office:value-type="float" office:value="-1.3206" calcext:value-type="float">
            <text:p>-1.3206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6.85" calcext:value-type="float">
            <text:p>6.85</text:p>
          </table:table-cell>
          <table:table-cell office:value-type="float" office:value="-6.248" calcext:value-type="float">
            <text:p>-6.248</text:p>
          </table:table-cell>
          <table:table-cell office:value-type="float" office:value="1.557" calcext:value-type="float">
            <text:p>1.557</text:p>
          </table:table-cell>
          <table:table-cell table:formula="of:=[.E5]+1.5*COS([.G5])" office:value-type="float" office:value="6.8706938337051" calcext:value-type="float">
            <text:p>6.8706938337051</text:p>
          </table:table-cell>
          <table:table-cell table:formula="of:=[.F5]+1.5*SIN([.G5])" office:value-type="float" office:value="-4.74814275171049" calcext:value-type="float">
            <text:p>-4.74814275171049</text:p>
          </table:table-cell>
          <table:table-cell table:formula="of:=[.G5]" office:value-type="float" office:value="1.557" calcext:value-type="float">
            <text:p>1.557</text:p>
          </table:table-cell>
          <table:table-cell table:formula="of:=[.H5]+6*COS([.J5])-(-6)*SIN([.J5])" office:value-type="float" office:value="12.9528981616835" calcext:value-type="float">
            <text:p>12.9528981616835</text:p>
          </table:table-cell>
          <table:table-cell table:formula="of:=[.I5]+6*SIN([.J5])+(-6)*COS([.J5])" office:value-type="float" office:value="1.16851090662717" calcext:value-type="float">
            <text:p>1.16851090662717</text:p>
          </table:table-cell>
          <table:table-cell table:formula="of:=[.J5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51" calcext:value-type="float">
            <text:p>9.51</text:p>
          </table:table-cell>
          <table:table-cell office:value-type="float" office:value="-1.3443" calcext:value-type="float">
            <text:p>-1.3443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9.11" calcext:value-type="float">
            <text:p>9.11</text:p>
          </table:table-cell>
          <table:table-cell office:value-type="float" office:value="-6.2717" calcext:value-type="float">
            <text:p>-6.2717</text:p>
          </table:table-cell>
          <table:table-cell office:value-type="float" office:value="1.557" calcext:value-type="float">
            <text:p>1.557</text:p>
          </table:table-cell>
          <table:table-cell table:formula="of:=[.E6]+1.5*COS([.G6])" office:value-type="float" office:value="9.1306938337051" calcext:value-type="float">
            <text:p>9.1306938337051</text:p>
          </table:table-cell>
          <table:table-cell table:formula="of:=[.F6]+1.5*SIN([.G6])" office:value-type="float" office:value="-4.77184275171049" calcext:value-type="float">
            <text:p>-4.77184275171049</text:p>
          </table:table-cell>
          <table:table-cell table:formula="of:=[.G6]" office:value-type="float" office:value="1.557" calcext:value-type="float">
            <text:p>1.557</text:p>
          </table:table-cell>
          <table:table-cell table:formula="of:=[.H6]+6*COS([.J6])-(-6)*SIN([.J6])" office:value-type="float" office:value="15.2128981616835" calcext:value-type="float">
            <text:p>15.2128981616835</text:p>
          </table:table-cell>
          <table:table-cell table:formula="of:=[.I6]+6*SIN([.J6])+(-6)*COS([.J6])" office:value-type="float" office:value="1.14481090662717" calcext:value-type="float">
            <text:p>1.14481090662717</text:p>
          </table:table-cell>
          <table:table-cell table:formula="of:=[.J6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93" calcext:value-type="float">
            <text:p>11.93</text:p>
          </table:table-cell>
          <table:table-cell office:value-type="float" office:value="-1.3698" calcext:value-type="float">
            <text:p>-1.3698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11.53" calcext:value-type="float">
            <text:p>11.53</text:p>
          </table:table-cell>
          <table:table-cell office:value-type="float" office:value="-6.2972" calcext:value-type="float">
            <text:p>-6.2972</text:p>
          </table:table-cell>
          <table:table-cell office:value-type="float" office:value="1.557" calcext:value-type="float">
            <text:p>1.557</text:p>
          </table:table-cell>
          <table:table-cell table:formula="of:=[.E7]+1.5*COS([.G7])" office:value-type="float" office:value="11.5506938337051" calcext:value-type="float">
            <text:p>11.5506938337051</text:p>
          </table:table-cell>
          <table:table-cell table:formula="of:=[.F7]+1.5*SIN([.G7])" office:value-type="float" office:value="-4.79734275171048" calcext:value-type="float">
            <text:p>-4.79734275171048</text:p>
          </table:table-cell>
          <table:table-cell table:formula="of:=[.G7]" office:value-type="float" office:value="1.557" calcext:value-type="float">
            <text:p>1.557</text:p>
          </table:table-cell>
          <table:table-cell table:formula="of:=[.H7]+6*COS([.J7])-(-6)*SIN([.J7])" office:value-type="float" office:value="17.6328981616835" calcext:value-type="float">
            <text:p>17.6328981616835</text:p>
          </table:table-cell>
          <table:table-cell table:formula="of:=[.I7]+6*SIN([.J7])+(-6)*COS([.J7])" office:value-type="float" office:value="1.11931090662717" calcext:value-type="float">
            <text:p>1.11931090662717</text:p>
          </table:table-cell>
          <table:table-cell table:formula="of:=[.J7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16" calcext:value-type="float">
            <text:p>14.16</text:p>
          </table:table-cell>
          <table:table-cell office:value-type="float" office:value="-1.3933" calcext:value-type="float">
            <text:p>-1.3933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13.76" calcext:value-type="float">
            <text:p>13.76</text:p>
          </table:table-cell>
          <table:table-cell office:value-type="float" office:value="-6.3207" calcext:value-type="float">
            <text:p>-6.3207</text:p>
          </table:table-cell>
          <table:table-cell office:value-type="float" office:value="1.557" calcext:value-type="float">
            <text:p>1.557</text:p>
          </table:table-cell>
          <table:table-cell table:formula="of:=[.E8]+1.5*COS([.G8])" office:value-type="float" office:value="13.7806938337051" calcext:value-type="float">
            <text:p>13.7806938337051</text:p>
          </table:table-cell>
          <table:table-cell table:formula="of:=[.F8]+1.5*SIN([.G8])" office:value-type="float" office:value="-4.82084275171049" calcext:value-type="float">
            <text:p>-4.82084275171049</text:p>
          </table:table-cell>
          <table:table-cell table:formula="of:=[.G8]" office:value-type="float" office:value="1.557" calcext:value-type="float">
            <text:p>1.557</text:p>
          </table:table-cell>
          <table:table-cell table:formula="of:=[.H8]+6*COS([.J8])-(-6)*SIN([.J8])" office:value-type="float" office:value="19.8628981616835" calcext:value-type="float">
            <text:p>19.8628981616835</text:p>
          </table:table-cell>
          <table:table-cell table:formula="of:=[.I8]+6*SIN([.J8])+(-6)*COS([.J8])" office:value-type="float" office:value="1.09581090662717" calcext:value-type="float">
            <text:p>1.09581090662717</text:p>
          </table:table-cell>
          <table:table-cell table:formula="of:=[.J8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46" calcext:value-type="float">
            <text:p>16.46</text:p>
          </table:table-cell>
          <table:table-cell office:value-type="float" office:value="-1.4175" calcext:value-type="float">
            <text:p>-1.4175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16.06" calcext:value-type="float">
            <text:p>16.06</text:p>
          </table:table-cell>
          <table:table-cell office:value-type="float" office:value="-6.3449" calcext:value-type="float">
            <text:p>-6.3449</text:p>
          </table:table-cell>
          <table:table-cell office:value-type="float" office:value="1.557" calcext:value-type="float">
            <text:p>1.557</text:p>
          </table:table-cell>
          <table:table-cell table:formula="of:=[.E9]+1.5*COS([.G9])" office:value-type="float" office:value="16.0806938337051" calcext:value-type="float">
            <text:p>16.0806938337051</text:p>
          </table:table-cell>
          <table:table-cell table:formula="of:=[.F9]+1.5*SIN([.G9])" office:value-type="float" office:value="-4.84504275171049" calcext:value-type="float">
            <text:p>-4.84504275171049</text:p>
          </table:table-cell>
          <table:table-cell table:formula="of:=[.G9]" office:value-type="float" office:value="1.557" calcext:value-type="float">
            <text:p>1.557</text:p>
          </table:table-cell>
          <table:table-cell table:formula="of:=[.H9]+6*COS([.J9])-(-6)*SIN([.J9])" office:value-type="float" office:value="22.1628981616835" calcext:value-type="float">
            <text:p>22.1628981616835</text:p>
          </table:table-cell>
          <table:table-cell table:formula="of:=[.I9]+6*SIN([.J9])+(-6)*COS([.J9])" office:value-type="float" office:value="1.07161090662717" calcext:value-type="float">
            <text:p>1.07161090662717</text:p>
          </table:table-cell>
          <table:table-cell table:formula="of:=[.J9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83" calcext:value-type="float">
            <text:p>18.83</text:p>
          </table:table-cell>
          <table:table-cell office:value-type="float" office:value="-1.4424" calcext:value-type="float">
            <text:p>-1.4424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18.43" calcext:value-type="float">
            <text:p>18.43</text:p>
          </table:table-cell>
          <table:table-cell office:value-type="float" office:value="-6.3698" calcext:value-type="float">
            <text:p>-6.3698</text:p>
          </table:table-cell>
          <table:table-cell office:value-type="float" office:value="1.557" calcext:value-type="float">
            <text:p>1.557</text:p>
          </table:table-cell>
          <table:table-cell table:formula="of:=[.E10]+1.5*COS([.G10])" office:value-type="float" office:value="18.4506938337051" calcext:value-type="float">
            <text:p>18.4506938337051</text:p>
          </table:table-cell>
          <table:table-cell table:formula="of:=[.F10]+1.5*SIN([.G10])" office:value-type="float" office:value="-4.86994275171049" calcext:value-type="float">
            <text:p>-4.86994275171049</text:p>
          </table:table-cell>
          <table:table-cell table:formula="of:=[.G10]" office:value-type="float" office:value="1.557" calcext:value-type="float">
            <text:p>1.557</text:p>
          </table:table-cell>
          <table:table-cell table:formula="of:=[.H10]+6*COS([.J10])-(-6)*SIN([.J10])" office:value-type="float" office:value="24.5328981616835" calcext:value-type="float">
            <text:p>24.5328981616835</text:p>
          </table:table-cell>
          <table:table-cell table:formula="of:=[.I10]+6*SIN([.J10])+(-6)*COS([.J10])" office:value-type="float" office:value="1.04671090662717" calcext:value-type="float">
            <text:p>1.04671090662717</text:p>
          </table:table-cell>
          <table:table-cell table:formula="of:=[.J10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.07" calcext:value-type="float">
            <text:p>21.07</text:p>
          </table:table-cell>
          <table:table-cell office:value-type="float" office:value="-1.466" calcext:value-type="float">
            <text:p>-1.466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20.67" calcext:value-type="float">
            <text:p>20.67</text:p>
          </table:table-cell>
          <table:table-cell office:value-type="float" office:value="-6.3934" calcext:value-type="float">
            <text:p>-6.3934</text:p>
          </table:table-cell>
          <table:table-cell office:value-type="float" office:value="1.557" calcext:value-type="float">
            <text:p>1.557</text:p>
          </table:table-cell>
          <table:table-cell table:formula="of:=[.E11]+1.5*COS([.G11])" office:value-type="float" office:value="20.6906938337051" calcext:value-type="float">
            <text:p>20.6906938337051</text:p>
          </table:table-cell>
          <table:table-cell table:formula="of:=[.F11]+1.5*SIN([.G11])" office:value-type="float" office:value="-4.89354275171049" calcext:value-type="float">
            <text:p>-4.89354275171049</text:p>
          </table:table-cell>
          <table:table-cell table:formula="of:=[.G11]" office:value-type="float" office:value="1.557" calcext:value-type="float">
            <text:p>1.557</text:p>
          </table:table-cell>
          <table:table-cell table:formula="of:=[.H11]+6*COS([.J11])-(-6)*SIN([.J11])" office:value-type="float" office:value="26.7728981616835" calcext:value-type="float">
            <text:p>26.7728981616835</text:p>
          </table:table-cell>
          <table:table-cell table:formula="of:=[.I11]+6*SIN([.J11])+(-6)*COS([.J11])" office:value-type="float" office:value="1.02311090662717" calcext:value-type="float">
            <text:p>1.02311090662717</text:p>
          </table:table-cell>
          <table:table-cell table:formula="of:=[.J11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9386" calcext:value-type="float">
            <text:p>22.9386</text:p>
          </table:table-cell>
          <table:table-cell office:value-type="float" office:value="-1.6231" calcext:value-type="float">
            <text:p>-1.6231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23.01" calcext:value-type="float">
            <text:p>23.01</text:p>
          </table:table-cell>
          <table:table-cell office:value-type="float" office:value="-6.3934" calcext:value-type="float">
            <text:p>-6.3934</text:p>
          </table:table-cell>
          <table:table-cell office:value-type="float" office:value="1.557" calcext:value-type="float">
            <text:p>1.557</text:p>
          </table:table-cell>
          <table:table-cell table:formula="of:=[.E12]+1.5*COS([.G12])" office:value-type="float" office:value="23.0306938337051" calcext:value-type="float">
            <text:p>23.0306938337051</text:p>
          </table:table-cell>
          <table:table-cell table:formula="of:=[.F12]+1.5*SIN([.G12])" office:value-type="float" office:value="-4.89354275171049" calcext:value-type="float">
            <text:p>-4.89354275171049</text:p>
          </table:table-cell>
          <table:table-cell table:formula="of:=[.G12]" office:value-type="float" office:value="1.557" calcext:value-type="float">
            <text:p>1.557</text:p>
          </table:table-cell>
          <table:table-cell table:formula="of:=[.H12]+6*COS([.J12])-(-6)*SIN([.J12])" office:value-type="float" office:value="29.1128981616835" calcext:value-type="float">
            <text:p>29.1128981616835</text:p>
          </table:table-cell>
          <table:table-cell table:formula="of:=[.I12]+6*SIN([.J12])+(-6)*COS([.J12])" office:value-type="float" office:value="1.02311090662717" calcext:value-type="float">
            <text:p>1.02311090662717</text:p>
          </table:table-cell>
          <table:table-cell table:formula="of:=[.J12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.24" calcext:value-type="float">
            <text:p>25.24</text:p>
          </table:table-cell>
          <table:table-cell office:value-type="float" office:value="-1.4152" calcext:value-type="float">
            <text:p>-1.4152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25.34" calcext:value-type="float">
            <text:p>25.34</text:p>
          </table:table-cell>
          <table:table-cell office:value-type="float" office:value="-6.4426" calcext:value-type="float">
            <text:p>-6.4426</text:p>
          </table:table-cell>
          <table:table-cell office:value-type="float" office:value="1.557" calcext:value-type="float">
            <text:p>1.557</text:p>
          </table:table-cell>
          <table:table-cell table:formula="of:=[.E13]+1.5*COS([.G13])" office:value-type="float" office:value="25.3606938337051" calcext:value-type="float">
            <text:p>25.3606938337051</text:p>
          </table:table-cell>
          <table:table-cell table:formula="of:=[.F13]+1.5*SIN([.G13])" office:value-type="float" office:value="-4.94274275171049" calcext:value-type="float">
            <text:p>-4.94274275171049</text:p>
          </table:table-cell>
          <table:table-cell table:formula="of:=[.G13]" office:value-type="float" office:value="1.557" calcext:value-type="float">
            <text:p>1.557</text:p>
          </table:table-cell>
          <table:table-cell table:formula="of:=[.H13]+6*COS([.J13])-(-6)*SIN([.J13])" office:value-type="float" office:value="31.4428981616835" calcext:value-type="float">
            <text:p>31.4428981616835</text:p>
          </table:table-cell>
          <table:table-cell table:formula="of:=[.I13]+6*SIN([.J13])+(-6)*COS([.J13])" office:value-type="float" office:value="0.973910906627172" calcext:value-type="float">
            <text:p>0.973910906627172</text:p>
          </table:table-cell>
          <table:table-cell table:formula="of:=[.J13]-PI()/2" office:value-type="float" office:value="-0.0137963267948966" calcext:value-type="float">
            <text:p>-0.0137963267948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25" calcext:value-type="float">
            <text:p>25.25</text:p>
          </table:table-cell>
          <table:table-cell office:value-type="float" office:value="0" calcext:value-type="float">
            <text:p>0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26.85" calcext:value-type="float">
            <text:p>26.85</text:p>
          </table:table-cell>
          <table:table-cell office:value-type="float" office:value="4.8684" calcext:value-type="float">
            <text:p>4.8684</text:p>
          </table:table-cell>
          <table:table-cell office:value-type="float" office:value="-1.5943" calcext:value-type="float">
            <text:p>-1.5943</text:p>
          </table:table-cell>
          <table:table-cell table:formula="of:=[.E14]+1.5*COS([.G14])" office:value-type="float" office:value="26.8147477360931" calcext:value-type="float">
            <text:p>26.8147477360931</text:p>
          </table:table-cell>
          <table:table-cell table:formula="of:=[.F14]+1.5*SIN([.G14])" office:value-type="float" office:value="3.36881429791778" calcext:value-type="float">
            <text:p>3.36881429791778</text:p>
          </table:table-cell>
          <table:table-cell table:formula="of:=[.G14]" office:value-type="float" office:value="-1.5943" calcext:value-type="float">
            <text:p>-1.5943</text:p>
          </table:table-cell>
          <table:table-cell table:formula="of:=[.H14]+6*COS([.J14])-(6)*SIN([.J14])" office:value-type="float" office:value="32.6720814887942" calcext:value-type="float">
            <text:p>32.6720814887942</text:p>
          </table:table-cell>
          <table:table-cell table:formula="of:=[.I14]+6*SIN([.J14])+(6)*COS([.J14])" office:value-type="float" office:value="-2.77053756603883" calcext:value-type="float">
            <text:p>-2.77053756603883</text:p>
          </table:table-cell>
          <table:table-cell table:formula="of:=[.J14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" calcext:value-type="float">
            <text:p>23.5</text:p>
          </table:table-cell>
          <table:table-cell office:value-type="float" office:value="0.5" calcext:value-type="float">
            <text:p>0.5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24.06" calcext:value-type="float">
            <text:p>24.06</text:p>
          </table:table-cell>
          <table:table-cell office:value-type="float" office:value="4.8925" calcext:value-type="float">
            <text:p>4.8925</text:p>
          </table:table-cell>
          <table:table-cell office:value-type="float" office:value="-1.5943" calcext:value-type="float">
            <text:p>-1.5943</text:p>
          </table:table-cell>
          <table:table-cell table:formula="of:=[.E15]+1.5*COS([.G15])" office:value-type="float" office:value="24.0247477360931" calcext:value-type="float">
            <text:p>24.0247477360931</text:p>
          </table:table-cell>
          <table:table-cell table:formula="of:=[.F15]+1.5*SIN([.G15])" office:value-type="float" office:value="3.39291429791777" calcext:value-type="float">
            <text:p>3.39291429791777</text:p>
          </table:table-cell>
          <table:table-cell table:formula="of:=[.G15]" office:value-type="float" office:value="-1.5943" calcext:value-type="float">
            <text:p>-1.5943</text:p>
          </table:table-cell>
          <table:table-cell table:formula="of:=[.H15]+6*COS([.J15])-(6)*SIN([.J15])" office:value-type="float" office:value="29.8820814887943" calcext:value-type="float">
            <text:p>29.8820814887943</text:p>
          </table:table-cell>
          <table:table-cell table:formula="of:=[.I15]+6*SIN([.J15])+(6)*COS([.J15])" office:value-type="float" office:value="-2.74643756603884" calcext:value-type="float">
            <text:p>-2.74643756603884</text:p>
          </table:table-cell>
          <table:table-cell table:formula="of:=[.J15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.36" calcext:value-type="float">
            <text:p>21.36</text:p>
          </table:table-cell>
          <table:table-cell office:value-type="float" office:value="0.450000000000003" calcext:value-type="float">
            <text:p>0.450000000000003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21.76" calcext:value-type="float">
            <text:p>21.76</text:p>
          </table:table-cell>
          <table:table-cell office:value-type="float" office:value="4.9168" calcext:value-type="float">
            <text:p>4.9168</text:p>
          </table:table-cell>
          <table:table-cell office:value-type="float" office:value="-1.5943" calcext:value-type="float">
            <text:p>-1.5943</text:p>
          </table:table-cell>
          <table:table-cell table:formula="of:=[.E16]+1.5*COS([.G16])" office:value-type="float" office:value="21.7247477360931" calcext:value-type="float">
            <text:p>21.7247477360931</text:p>
          </table:table-cell>
          <table:table-cell table:formula="of:=[.F16]+1.5*SIN([.G16])" office:value-type="float" office:value="3.41721429791778" calcext:value-type="float">
            <text:p>3.41721429791778</text:p>
          </table:table-cell>
          <table:table-cell table:formula="of:=[.G16]" office:value-type="float" office:value="-1.5943" calcext:value-type="float">
            <text:p>-1.5943</text:p>
          </table:table-cell>
          <table:table-cell table:formula="of:=[.H16]+6*COS([.J16])-(6)*SIN([.J16])" office:value-type="float" office:value="27.5820814887943" calcext:value-type="float">
            <text:p>27.5820814887943</text:p>
          </table:table-cell>
          <table:table-cell table:formula="of:=[.I16]+6*SIN([.J16])+(6)*COS([.J16])" office:value-type="float" office:value="-2.72213756603883" calcext:value-type="float">
            <text:p>-2.72213756603883</text:p>
          </table:table-cell>
          <table:table-cell table:formula="of:=[.J16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13" calcext:value-type="float">
            <text:p>19.13</text:p>
          </table:table-cell>
          <table:table-cell office:value-type="float" office:value="0.371899999999997" calcext:value-type="float">
            <text:p>0.371899999999997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19.53" calcext:value-type="float">
            <text:p>19.53</text:p>
          </table:table-cell>
          <table:table-cell office:value-type="float" office:value="4.9403" calcext:value-type="float">
            <text:p>4.9403</text:p>
          </table:table-cell>
          <table:table-cell office:value-type="float" office:value="-1.5943" calcext:value-type="float">
            <text:p>-1.5943</text:p>
          </table:table-cell>
          <table:table-cell table:formula="of:=[.E17]+1.5*COS([.G17])" office:value-type="float" office:value="19.4947477360931" calcext:value-type="float">
            <text:p>19.4947477360931</text:p>
          </table:table-cell>
          <table:table-cell table:formula="of:=[.F17]+1.5*SIN([.G17])" office:value-type="float" office:value="3.44071429791778" calcext:value-type="float">
            <text:p>3.44071429791778</text:p>
          </table:table-cell>
          <table:table-cell table:formula="of:=[.G17]" office:value-type="float" office:value="-1.5943" calcext:value-type="float">
            <text:p>-1.5943</text:p>
          </table:table-cell>
          <table:table-cell table:formula="of:=[.H17]+6*COS([.J17])-(6)*SIN([.J17])" office:value-type="float" office:value="25.3520814887943" calcext:value-type="float">
            <text:p>25.3520814887943</text:p>
          </table:table-cell>
          <table:table-cell table:formula="of:=[.I17]+6*SIN([.J17])+(6)*COS([.J17])" office:value-type="float" office:value="-2.69863756603883" calcext:value-type="float">
            <text:p>-2.69863756603883</text:p>
          </table:table-cell>
          <table:table-cell table:formula="of:=[.J17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78" calcext:value-type="float">
            <text:p>16.78</text:p>
          </table:table-cell>
          <table:table-cell office:value-type="float" office:value="0.396700000000003" calcext:value-type="float">
            <text:p>0.396700000000003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17.18" calcext:value-type="float">
            <text:p>17.18</text:p>
          </table:table-cell>
          <table:table-cell office:value-type="float" office:value="4.9651" calcext:value-type="float">
            <text:p>4.9651</text:p>
          </table:table-cell>
          <table:table-cell office:value-type="float" office:value="-1.5943" calcext:value-type="float">
            <text:p>-1.5943</text:p>
          </table:table-cell>
          <table:table-cell table:formula="of:=[.E18]+1.5*COS([.G18])" office:value-type="float" office:value="17.1447477360931" calcext:value-type="float">
            <text:p>17.1447477360931</text:p>
          </table:table-cell>
          <table:table-cell table:formula="of:=[.F18]+1.5*SIN([.G18])" office:value-type="float" office:value="3.46551429791778" calcext:value-type="float">
            <text:p>3.46551429791778</text:p>
          </table:table-cell>
          <table:table-cell table:formula="of:=[.G18]" office:value-type="float" office:value="-1.5943" calcext:value-type="float">
            <text:p>-1.5943</text:p>
          </table:table-cell>
          <table:table-cell table:formula="of:=[.H18]+6*COS([.J18])-(6)*SIN([.J18])" office:value-type="float" office:value="23.0020814887943" calcext:value-type="float">
            <text:p>23.0020814887943</text:p>
          </table:table-cell>
          <table:table-cell table:formula="of:=[.I18]+6*SIN([.J18])+(6)*COS([.J18])" office:value-type="float" office:value="-2.67383756603883" calcext:value-type="float">
            <text:p>-2.67383756603883</text:p>
          </table:table-cell>
          <table:table-cell table:formula="of:=[.J18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45" calcext:value-type="float">
            <text:p>14.45</text:p>
          </table:table-cell>
          <table:table-cell office:value-type="float" office:value="0.421300000000002" calcext:value-type="float">
            <text:p>0.421300000000002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14.85" calcext:value-type="float">
            <text:p>14.85</text:p>
          </table:table-cell>
          <table:table-cell office:value-type="float" office:value="4.9897" calcext:value-type="float">
            <text:p>4.9897</text:p>
          </table:table-cell>
          <table:table-cell office:value-type="float" office:value="-1.5943" calcext:value-type="float">
            <text:p>-1.5943</text:p>
          </table:table-cell>
          <table:table-cell table:formula="of:=[.E19]+1.5*COS([.G19])" office:value-type="float" office:value="14.8147477360931" calcext:value-type="float">
            <text:p>14.8147477360931</text:p>
          </table:table-cell>
          <table:table-cell table:formula="of:=[.F19]+1.5*SIN([.G19])" office:value-type="float" office:value="3.49011429791777" calcext:value-type="float">
            <text:p>3.49011429791777</text:p>
          </table:table-cell>
          <table:table-cell table:formula="of:=[.G19]" office:value-type="float" office:value="-1.5943" calcext:value-type="float">
            <text:p>-1.5943</text:p>
          </table:table-cell>
          <table:table-cell table:formula="of:=[.H19]+6*COS([.J19])-(6)*SIN([.J19])" office:value-type="float" office:value="20.6720814887942" calcext:value-type="float">
            <text:p>20.6720814887942</text:p>
          </table:table-cell>
          <table:table-cell table:formula="of:=[.I19]+6*SIN([.J19])+(6)*COS([.J19])" office:value-type="float" office:value="-2.64923756603883" calcext:value-type="float">
            <text:p>-2.64923756603883</text:p>
          </table:table-cell>
          <table:table-cell table:formula="of:=[.J19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0.4452" calcext:value-type="float">
            <text:p>0.4452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12.58" calcext:value-type="float">
            <text:p>12.58</text:p>
          </table:table-cell>
          <table:table-cell office:value-type="float" office:value="5.0136" calcext:value-type="float">
            <text:p>5.0136</text:p>
          </table:table-cell>
          <table:table-cell office:value-type="float" office:value="-1.5943" calcext:value-type="float">
            <text:p>-1.5943</text:p>
          </table:table-cell>
          <table:table-cell table:formula="of:=[.E20]+1.5*COS([.G20])" office:value-type="float" office:value="12.5447477360931" calcext:value-type="float">
            <text:p>12.5447477360931</text:p>
          </table:table-cell>
          <table:table-cell table:formula="of:=[.F20]+1.5*SIN([.G20])" office:value-type="float" office:value="3.51401429791777" calcext:value-type="float">
            <text:p>3.51401429791777</text:p>
          </table:table-cell>
          <table:table-cell table:formula="of:=[.G20]" office:value-type="float" office:value="-1.5943" calcext:value-type="float">
            <text:p>-1.5943</text:p>
          </table:table-cell>
          <table:table-cell table:formula="of:=[.H20]+6*COS([.J20])-(6)*SIN([.J20])" office:value-type="float" office:value="18.4020814887943" calcext:value-type="float">
            <text:p>18.4020814887943</text:p>
          </table:table-cell>
          <table:table-cell table:formula="of:=[.I20]+6*SIN([.J20])+(6)*COS([.J20])" office:value-type="float" office:value="-2.62533756603884" calcext:value-type="float">
            <text:p>-2.62533756603884</text:p>
          </table:table-cell>
          <table:table-cell table:formula="of:=[.J20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.85" calcext:value-type="float">
            <text:p>9.85</text:p>
          </table:table-cell>
          <table:table-cell office:value-type="float" office:value="0.469799999999999" calcext:value-type="float">
            <text:p>0.469799999999999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10.25" calcext:value-type="float">
            <text:p>10.25</text:p>
          </table:table-cell>
          <table:table-cell office:value-type="float" office:value="5.0382" calcext:value-type="float">
            <text:p>5.0382</text:p>
          </table:table-cell>
          <table:table-cell office:value-type="float" office:value="-1.5943" calcext:value-type="float">
            <text:p>-1.5943</text:p>
          </table:table-cell>
          <table:table-cell table:formula="of:=[.E21]+1.5*COS([.G21])" office:value-type="float" office:value="10.2147477360931" calcext:value-type="float">
            <text:p>10.2147477360931</text:p>
          </table:table-cell>
          <table:table-cell table:formula="of:=[.F21]+1.5*SIN([.G21])" office:value-type="float" office:value="3.53861429791778" calcext:value-type="float">
            <text:p>3.53861429791778</text:p>
          </table:table-cell>
          <table:table-cell table:formula="of:=[.G21]" office:value-type="float" office:value="-1.5943" calcext:value-type="float">
            <text:p>-1.5943</text:p>
          </table:table-cell>
          <table:table-cell table:formula="of:=[.H21]+6*COS([.J21])-(6)*SIN([.J21])" office:value-type="float" office:value="16.0720814887943" calcext:value-type="float">
            <text:p>16.0720814887943</text:p>
          </table:table-cell>
          <table:table-cell table:formula="of:=[.I21]+6*SIN([.J21])+(6)*COS([.J21])" office:value-type="float" office:value="-2.60073756603883" calcext:value-type="float">
            <text:p>-2.60073756603883</text:p>
          </table:table-cell>
          <table:table-cell table:formula="of:=[.J21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6" calcext:value-type="float">
            <text:p>7.6</text:p>
          </table:table-cell>
          <table:table-cell office:value-type="float" office:value="0.493499999999997" calcext:value-type="float">
            <text:p>0.493499999999997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8" calcext:value-type="float">
            <text:p>8</text:p>
          </table:table-cell>
          <table:table-cell office:value-type="float" office:value="5.0619" calcext:value-type="float">
            <text:p>5.0619</text:p>
          </table:table-cell>
          <table:table-cell office:value-type="float" office:value="-1.5943" calcext:value-type="float">
            <text:p>-1.5943</text:p>
          </table:table-cell>
          <table:table-cell table:formula="of:=[.E22]+1.5*COS([.G22])" office:value-type="float" office:value="7.96474773609307" calcext:value-type="float">
            <text:p>7.96474773609307</text:p>
          </table:table-cell>
          <table:table-cell table:formula="of:=[.F22]+1.5*SIN([.G22])" office:value-type="float" office:value="3.56231429791778" calcext:value-type="float">
            <text:p>3.56231429791778</text:p>
          </table:table-cell>
          <table:table-cell table:formula="of:=[.G22]" office:value-type="float" office:value="-1.5943" calcext:value-type="float">
            <text:p>-1.5943</text:p>
          </table:table-cell>
          <table:table-cell table:formula="of:=[.H22]+6*COS([.J22])-(6)*SIN([.J22])" office:value-type="float" office:value="13.8220814887943" calcext:value-type="float">
            <text:p>13.8220814887943</text:p>
          </table:table-cell>
          <table:table-cell table:formula="of:=[.I22]+6*SIN([.J22])+(6)*COS([.J22])" office:value-type="float" office:value="-2.57703756603883" calcext:value-type="float">
            <text:p>-2.57703756603883</text:p>
          </table:table-cell>
          <table:table-cell table:formula="of:=[.J22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25" calcext:value-type="float">
            <text:p>5.25</text:p>
          </table:table-cell>
          <table:table-cell office:value-type="float" office:value="0.518299999999996" calcext:value-type="float">
            <text:p>0.518299999999996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5.65" calcext:value-type="float">
            <text:p>5.65</text:p>
          </table:table-cell>
          <table:table-cell office:value-type="float" office:value="5.0867" calcext:value-type="float">
            <text:p>5.0867</text:p>
          </table:table-cell>
          <table:table-cell office:value-type="float" office:value="-1.5943" calcext:value-type="float">
            <text:p>-1.5943</text:p>
          </table:table-cell>
          <table:table-cell table:formula="of:=[.E23]+1.5*COS([.G23])" office:value-type="float" office:value="5.61474773609307" calcext:value-type="float">
            <text:p>5.61474773609307</text:p>
          </table:table-cell>
          <table:table-cell table:formula="of:=[.F23]+1.5*SIN([.G23])" office:value-type="float" office:value="3.58711429791778" calcext:value-type="float">
            <text:p>3.58711429791778</text:p>
          </table:table-cell>
          <table:table-cell table:formula="of:=[.G23]" office:value-type="float" office:value="-1.5943" calcext:value-type="float">
            <text:p>-1.5943</text:p>
          </table:table-cell>
          <table:table-cell table:formula="of:=[.H23]+6*COS([.J23])-(6)*SIN([.J23])" office:value-type="float" office:value="11.4720814887943" calcext:value-type="float">
            <text:p>11.4720814887943</text:p>
          </table:table-cell>
          <table:table-cell table:formula="of:=[.I23]+6*SIN([.J23])+(6)*COS([.J23])" office:value-type="float" office:value="-2.55223756603883" calcext:value-type="float">
            <text:p>-2.55223756603883</text:p>
          </table:table-cell>
          <table:table-cell table:formula="of:=[.J23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.542099999999998" calcext:value-type="float">
            <text:p>0.542099999999998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3.4" calcext:value-type="float">
            <text:p>3.4</text:p>
          </table:table-cell>
          <table:table-cell office:value-type="float" office:value="5.1105" calcext:value-type="float">
            <text:p>5.1105</text:p>
          </table:table-cell>
          <table:table-cell office:value-type="float" office:value="-1.5943" calcext:value-type="float">
            <text:p>-1.5943</text:p>
          </table:table-cell>
          <table:table-cell table:formula="of:=[.E24]+1.5*COS([.G24])" office:value-type="float" office:value="3.36474773609307" calcext:value-type="float">
            <text:p>3.36474773609307</text:p>
          </table:table-cell>
          <table:table-cell table:formula="of:=[.F24]+1.5*SIN([.G24])" office:value-type="float" office:value="3.61091429791778" calcext:value-type="float">
            <text:p>3.61091429791778</text:p>
          </table:table-cell>
          <table:table-cell table:formula="of:=[.G24]" office:value-type="float" office:value="-1.5943" calcext:value-type="float">
            <text:p>-1.5943</text:p>
          </table:table-cell>
          <table:table-cell table:formula="of:=[.H24]+6*COS([.J24])-(6)*SIN([.J24])" office:value-type="float" office:value="9.22208148879425" calcext:value-type="float">
            <text:p>9.22208148879425</text:p>
          </table:table-cell>
          <table:table-cell table:formula="of:=[.I24]+6*SIN([.J24])+(6)*COS([.J24])" office:value-type="float" office:value="-2.52843756603883" calcext:value-type="float">
            <text:p>-2.52843756603883</text:p>
          </table:table-cell>
          <table:table-cell table:formula="of:=[.J24]+PI()/2" office:value-type="float" office:value="-0.0235036732051035" calcext:value-type="float">
            <text:p>-0.0235036732051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89999999999998" calcext:value-type="float">
            <text:p>0.689999999999998</text:p>
          </table:table-cell>
          <table:table-cell office:value-type="float" office:value="0.566400000000002" calcext:value-type="float">
            <text:p>0.566400000000002</text:p>
          </table:table-cell>
          <table:table-cell office:value-type="float" office:value="-0.0162" calcext:value-type="float">
            <text:p>-0.0162</text:p>
          </table:table-cell>
          <table:table-cell office:value-type="float" office:value="1.09" calcext:value-type="float">
            <text:p>1.09</text:p>
          </table:table-cell>
          <table:table-cell office:value-type="float" office:value="5.1348" calcext:value-type="float">
            <text:p>5.1348</text:p>
          </table:table-cell>
          <table:table-cell office:value-type="float" office:value="-1.5943" calcext:value-type="float">
            <text:p>-1.5943</text:p>
          </table:table-cell>
          <table:table-cell table:formula="of:=[.E25]+1.5*COS([.G25])" office:value-type="float" office:value="1.05474773609308" calcext:value-type="float">
            <text:p>1.05474773609308</text:p>
          </table:table-cell>
          <table:table-cell table:formula="of:=[.F25]+1.5*SIN([.G25])" office:value-type="float" office:value="3.63521429791777" calcext:value-type="float">
            <text:p>3.63521429791777</text:p>
          </table:table-cell>
          <table:table-cell table:formula="of:=[.G25]" office:value-type="float" office:value="-1.5943" calcext:value-type="float">
            <text:p>-1.5943</text:p>
          </table:table-cell>
          <table:table-cell table:formula="of:=[.H25]+6*COS([.J25])-(6)*SIN([.J25])" office:value-type="float" office:value="6.91208148879426" calcext:value-type="float">
            <text:p>6.91208148879426</text:p>
          </table:table-cell>
          <table:table-cell table:formula="of:=[.I25]+6*SIN([.J25])+(6)*COS([.J25])" office:value-type="float" office:value="-2.50413756603883" calcext:value-type="float">
            <text:p>-2.50413756603883</text:p>
          </table:table-cell>
          <table:table-cell table:formula="of:=[.J25]+PI()/2" office:value-type="float" office:value="-0.0235036732051035" calcext:value-type="float">
            <text:p>-0.023503673205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4:24:25.999636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3T14:33:59.692143171</dc:date>
    <meta:editing-duration>PT23M11S</meta:editing-duration>
    <meta:editing-cycles>6</meta:editing-cycles>
    <meta:generator>LibreOffice/6.0.7.3$Linux_X86_64 LibreOffice_project/00m0$Build-3</meta:generator>
    <meta:document-statistic meta:table-count="1" meta:cell-count="325" meta:object-count="0"/>
  </office:meta>
</office:document-meta>
</file>